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4.1563in"/>
        </style:tab-stops>
      </style:paragraph-properties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1pt" fo:language="de" fo:country="DE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1pt" fo:language="de" fo:country="DE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text-transform="uppercase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 fo:break-before="page"/>
    </style:style>
    <style:style style:name="P10" style:family="paragraph" style:parent-style-name="Standard" style:master-page-name="Standard">
      <style:paragraph-properties fo:text-align="justify" style:justify-single-word="false" style:page-number="auto"/>
    </style:style>
    <style:style style:name="P11" style:family="paragraph" style:parent-style-name="Text_20_body">
      <style:paragraph-properties fo:orphans="2" fo:widows="2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12" style:family="paragraph" style:parent-style-name="Text_20_body_20_indent">
      <style:paragraph-properties fo:orphans="2" fo:widows="2"/>
      <style:text-properties style:font-name="Times New Roman" style:font-name-complex="Times New Roman"/>
    </style:style>
    <style:style style:name="P13" style:family="paragraph" style:parent-style-name="Text_20_body_20_indent">
      <style:paragraph-properties fo:margin-left="0in" fo:margin-right="-0.0008in" fo:orphans="2" fo:widows="2" fo:text-indent="0in" style:auto-text-indent="false"/>
      <style:text-properties style:font-name="Times New Roman" style:font-name-complex="Times New Roman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language="de" fo:country="DE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font-size="11pt" fo:language="de" fo:country="DE" style:font-size-asian="11pt" style:font-size-complex="11pt"/>
    </style:style>
    <style:style style:name="T4" style:family="text">
      <style:text-properties fo:text-transform="uppercase"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MODULO <text:s/>“B”</text:span></text:p>
      <text:p text:style-name="P3"/>
      <text:p text:style-name="P11">CURRICULUM VITAE DELL’ATTIVITA’ SCIENTIFICA E DIDATTICA REDATTO AI SENSI DEGLI ARTT. 46 E 47 DEL D.P.R. 28.12.2000, N. 445 (DICHIARAZIONI SOSTITUTIVE DI CERTIFICAZIONI E DELL’ATTO DI NOTORIETA’)*</text:p>
      <text:p text:style-name="P4"/>
      <text:p text:style-name="P3"><text:s/></text:p>
      <text:p text:style-name="P3">Il sottoscritto</text:p>
      <text:p text:style-name="P3"/>
      <text:p text:style-name="P3">COGNOME_____________________________________________________________________________</text:p>
      <text:p text:style-name="P3">(per le donne indicare il cognome da nubile)</text:p>
      <text:p text:style-name="P3"/>
      <text:p text:style-name="P3">NOME___________________________________CODICE FISCALE ______________________________</text:p>
      <text:p text:style-name="P3"/>
      <text:p text:style-name="P3">NATO A _______________________________________________PROV. __________________________</text:p>
      <text:p text:style-name="P3"/>
      <text:p text:style-name="P3">IL ________________________________________________ SESSO ______________________________</text:p>
      <text:p text:style-name="P5"/>
      <text:p text:style-name="P5"/>
      <text:p text:style-name="P2">consapevole che chiunque rilascia dichiarazioni mendaci, forma atti falsi o ne fa uso è <text:s/>punito ai sensi del codice penale e delle leggi speciali in materia, </text:p>
      <text:p text:style-name="P8"/>
      <text:p text:style-name="P8">dichiara:</text:p>
      <text:p text:style-name="P3">_______________________________________________________________________________________</text:p>
      <text:p text:style-name="P3"/>
      <text:p text:style-name="P3">_______________________________________________________________________________________</text:p>
      <text:p text:style-name="P3"/>
      <text:p text:style-name="P3">_______________________________________________________________________________________</text:p>
      <text:p text:style-name="P3"/>
      <text:p text:style-name="P3">_______________________________________________________________________________________</text:p>
      <text:p text:style-name="P12"/>
      <text:p text:style-name="P3">_______________________________________________________________________________________</text:p>
      <text:p text:style-name="P3"/>
      <text:p text:style-name="P12">_______________________________________________________________________________________</text:p>
      <text:p text:style-name="P3"/>
      <text:p text:style-name="P3">_______________________________________________________________________________________</text:p>
      <text:p text:style-name="P3"/>
      <text:p text:style-name="P12">_______________________________________________________________________________________</text:p>
      <text:p text:style-name="P3"/>
      <text:p text:style-name="P12">_______________________________________________________________________________________</text:p>
      <text:p text:style-name="P3"/>
      <text:p text:style-name="P3">_______________________________________________________________________________________</text:p>
      <text:p text:style-name="P12"/>
      <text:p text:style-name="P12"/>
      <text:p text:style-name="P13">Il sottoscritto dichiara inoltre di essere informato, ai sensi e per gli effetti di cui all’art. 13 del D. Leg.vo 30.6.2003, n.196, che i dati personali raccolti sono trattati dall’Università degli Studi di Genova ai sensi dei Regolamenti in materia, di cui ai DD.R.R. <text:s/>nn. 198 dell'11.7.2001 e 165 del 12.4.2006. </text:p>
      <text:p text:style-name="P12"/>
      <text:p text:style-name="P12"/>
      <text:p text:style-name="P3"/>
      <text:p text:style-name="P3">Luogo e data ________________________________<text:tab/>Il dichiarante _______________________________</text:p>
      <text:p text:style-name="P12"/>
      <text:p text:style-name="P3"/>
      <text:p text:style-name="P3">* N.B.: <text:s text:c="2"/>le norme indicate sono applicabili ai cittadini italiani e ai cittadini dell’Unione Europea. Per l’utilizzo delle norme stesse da parte dei cittadini non appartenenti all’Unione, regolarmente soggiornanti in Italia o autorizzati a soggiornarvi, si veda l’art. 4 del bando.</text:p>
      <text:p text:style-name="P9"><text:span text:style-name="T1">MODULO <text:s/>“C”</text:span></text:p>
      <text:p text:style-name="P3"/>
      <text:p text:style-name="P4">DICHIARAZIONI SOSTITUTIVE DI CERTIFICAZIONI</text:p>
      <text:p text:style-name="P6">(art. 46 del D.P.R. n. 445/2000)*</text:p>
      <text:p text:style-name="P6"/>
      <text:p text:style-name="P1"><text:span text:style-name="T2">e <text:s/>/ <text:s/>o<text:tab/></text:span></text:p>
      <text:p text:style-name="P6"/>
      <text:p text:style-name="P4">DICHIARAZIONI SOSTITUTIVE DELL’ATTO DI NOTORIETA’</text:p>
      <text:p text:style-name="P6">(art. 47 del D.P.R. n. 445/2000)*</text:p>
      <text:p text:style-name="P7"/>
      <text:p text:style-name="P3"/>
      <text:p text:style-name="P3">Il sottoscritto</text:p>
      <text:p text:style-name="P3"/>
      <text:p text:style-name="P3">COGNOME_____________________________________________________________________________</text:p>
      <text:p text:style-name="P3">(per le donne indicare il cognome da nubile)</text:p>
      <text:p text:style-name="P3"/>
      <text:p text:style-name="P3">NOME____________________________________CODICE FISCALE _____________________________</text:p>
      <text:p text:style-name="P3"/>
      <text:p text:style-name="P3">NATO A _______________________________________________PROV. __________________________</text:p>
      <text:p text:style-name="P3"/>
      <text:p text:style-name="P3">IL ________________________________________________ SESSO ______________________________</text:p>
      <text:p text:style-name="P3"/>
      <text:p text:style-name="P3">ATTUALMENTE RESIDENTE A ________________________________________PROV. ____________</text:p>
      <text:p text:style-name="P3"/>
      <text:p text:style-name="P3">INDIRIZZO ________________________________________________________C.A.P. _______________</text:p>
      <text:p text:style-name="P3"/>
      <text:p text:style-name="P3">TELEFONO: <text:s text:c="4"/>__________________________________________________________________________</text:p>
      <text:p text:style-name="P5"/>
      <text:p text:style-name="P12">consapevole che chiunque rilascia dichiarazioni mendaci, forma atti falsi o ne fa uso è <text:s/>punito ai sensi del codice penale e delle leggi speciali in materia, </text:p>
      <text:p text:style-name="P8"/>
      <text:p text:style-name="P8">dichiara:</text:p>
      <text:p text:style-name="P8"/>
      <text:p text:style-name="P3">_______________________________________________________________________________________</text:p>
      <text:p text:style-name="P3"/>
      <text:p text:style-name="P3">_______________________________________________________________________________________</text:p>
      <text:p text:style-name="P3"/>
      <text:p text:style-name="P3">_______________________________________________________________________________________</text:p>
      <text:p text:style-name="P3"/>
      <text:p text:style-name="P3">_______________________________________________________________________________________</text:p>
      <text:p text:style-name="P12"/>
      <text:p text:style-name="P3">_______________________________________________________________________________________</text:p>
      <text:p text:style-name="P3"/>
      <text:p text:style-name="P12">_______________________________________________________________________________________</text:p>
      <text:p text:style-name="P12"/>
      <text:p text:style-name="P3">_______________________________________________________________________________________</text:p>
      <text:p text:style-name="P3"/>
      <text:p text:style-name="P3"/>
      <text:p text:style-name="P13">Il sottoscritto dichiara inoltre di essere informato, ai sensi e per gli effetti di cui all’art. 13 del D. Leg.vo 30.6.2003, n.196, che i dati personali raccolti sono trattati dall’Università degli Studi di Genova ai sensi dei Regolamenti in materia, di cui ai DD.R.R. <text:s/>nn. 198 dell'11.7.2001 e 165 del 12.4.2006. </text:p>
      <text:p text:style-name="P4"/>
      <text:p text:style-name="P3">Luogo e data ________________________________<text:tab/>Il dichiarante _______________________________</text:p>
      <text:p text:style-name="P3"/>
      <text:p text:style-name="P3">* N.B.: <text:s text:c="2"/>le norme indicate sono applicabili ai cittadini italiani e ai cittadini dell’Unione Europea. Per l’utilizzo delle norme stesse da parte dei cittadini non appartenenti all’Unione, regolarmente soggiornanti in Italia o autorizzati a soggiornarvi, si veda l’art. 4 del bando.</text:p>
      <text:p text:style-name="P3">Il presente modulo deve essere compilato con chiarezza e precisione. Per la conformità all’originale è necessario identificare il documento a cui il candidato si riferis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orphans="0" fo:widows="0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orphans="0" fo:widows="0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200%" fo:text-align="justify" style:justify-single-word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.9236in" fo:margin-right="0in" fo:text-align="center" style:justify-single-word="false" fo:text-indent="-1.8717in" style:auto-text-indent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 fo:orphans="0" fo:widows="0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text-align="justify" style:justify-single-word="false" fo:orphans="0" fo:widows="0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Corpo_20_del_20_testo_20_3" style:display-name="Corpo del testo 3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4z0" style:family="text"/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Car._20_predefinito_20_paragrafo" style:display-name="Car. predefinito paragrafo" style:family="text"/>
    <style:style style:name="Titolo_20_1_20_Carattere" style:display-name="Titolo 1 Carattere" style:family="text"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Testo_20_fumetto_20_Carattere" style:display-name="Testo fumetto Carattere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0.25in" fo:text-indent="-0.248in" fo:margin-left="0.248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6-06-20T09:37:00</meta:creation-date>
    <dc:creator>Marco Ghilardini</dc:creator>
    <dc:date>2016-06-21T11:53:00</dc:date>
    <meta:print-date>2011-10-25T11:27:00</meta:print-date>
    <meta:editing-cycles>4</meta:editing-cycles>
    <meta:editing-duration>PT6M</meta:editing-duration>
    <meta:document-statistic meta:table-count="0" meta:image-count="0" meta:object-count="0" meta:page-count="2" meta:paragraph-count="52" meta:word-count="403" meta:character-count="4804" meta:non-whitespace-character-count="4430"/>
    <meta:generator>LibreOffice/4.2.8.2$Linux_X86_64 LibreOffice_project/420m0$Build-2</meta:generator>
  </office:meta>
</office:document-meta>
</file>